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4.47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56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 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2 – 8/9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 2-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Shaker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G / Addressable Matrix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Raspberry Pi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Raspberry Pi</text:span>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string" calcext:value-type="string">
            <text:p><text:span text:style-name="T2">26</text:span>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nalog Out</text:p>
          </table:table-cell>
          <table:table-cell/>
          <table:table-cell office:value-type="string" calcext:value-type="string">
            <text:p>Addressable Strip 3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4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2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5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1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5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.00.0000</text:date>, <text:time style:data-style-name="N2" text:time-value="17:33:33.012654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09-25T13:43:46.437059891</dc:date>
    <meta:editing-duration>P2DT15H4M11S</meta:editing-duration>
    <meta:editing-cycles>10</meta:editing-cycles>
    <meta:document-statistic meta:table-count="1" meta:cell-count="331" meta:object-count="0"/>
  </office:meta>
</office:document-meta>
</file>